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automatic-styles>
    <style:style style:name="P1" style:family="paragraph" style:parent-style-name="Preformatted_20_Text">
      <loext:graphic-properties draw:fill="solid" draw:fill-color="#222222" draw:opacity="100%"/>
      <style:paragraph-properties fo:margin-top="0in" fo:margin-bottom="0.0972in" style:contextual-spacing="false" fo:background-color="#22222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color="#e6e6e6" loext:opacity="100%" style:font-name="var font-ibm-plex-mono" loext:padding="0in" loext:border="none"/>
    </style:style>
    <style:style style:name="T2" style:family="text">
      <style:text-properties fo:color="#dcdcaa" loext:opacity="100%" style:font-name="var font-ibm-plex-mono" loext:padding="0in" loext:border="none"/>
    </style:style>
    <style:style style:name="T3" style:family="text">
      <style:text-properties fo:color="#d4d4d4" loext:opacity="100%" style:font-name="var font-ibm-plex-mono" loext:padding="0in" loext:border="none"/>
    </style:style>
    <style:style style:name="T4" style:family="text">
      <style:text-properties fo:color="#ce9178" loext:opacity="100%" style:font-name="var font-ibm-plex-mono" loext:padding="0in" loext:border="none"/>
    </style:style>
    <style:style style:name="T5" style:family="text">
      <style:text-properties fo:color="#6a9955" loext:opacity="100%" style:font-name="var font-ibm-plex-mono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✅ Here's a clean, well-organized help file for your project.</text:span></text:p>
      <text:h text:style-name="Heading_20_3" text:outline-level="3">Create the file:</text:h>
      <text:p text:style-name="Text_20_body">Run this command in your project root (~/spx_crypto_quant_lab):</text:p>
      <text:p text:style-name="Text_20_body">Bash</text:p>
      <text:p text:style-name="P1"><text:span text:style-name="Source_20_Text"><text:span text:style-name="T2">cat</text:span></text:span><text:span text:style-name="Source_20_Text"><text:span text:style-name="T3"> &gt;</text:span></text:span><text:span text:style-name="Source_20_Text"><text:span text:style-name="T4"> HELP.md</text:span></text:span><text:span text:style-name="Source_20_Text"><text:span text:style-name="T3"> &lt;&lt;</text:span></text:span><text:span text:style-name="Source_20_Text"><text:span text:style-name="T1"> 'EOF'</text:span></text:span></text:p>
      <text:p text:style-name="P1"><text:span text:style-name="Source_20_Text"><text:span text:style-name="T4"># SPX + Crypto Quant Lab - Help &amp; Commands</text:span></text:span></text:p>
      <text:p text:style-name="P1"/>
      <text:p text:style-name="P1"><text:span text:style-name="Source_20_Text"><text:span text:style-name="T4">This is your personal virtual trading lab. Everything runs with **virtual $30,000** per bot (no real money).</text:span></text:span></text:p>
      <text:p text:style-name="P1"/>
      <text:p text:style-name="P1"><text:span text:style-name="Source_20_Text"><text:span text:style-name="T4">---</text:span></text:span></text:p>
      <text:p text:style-name="P1"/>
      <text:p text:style-name="P1"><text:span text:style-name="Source_20_Text"><text:span text:style-name="T4">## 📋 Quick Start Commands</text:span></text:span></text:p>
      <text:p text:style-name="P1"/>
      <text:p text:style-name="P1"><text:span text:style-name="Source_20_Text"><text:span text:style-name="T4">### 1. Start Everything (Recommended)</text:span></text:span></text:p>
      <text:p text:style-name="P1"/>
      <text:p text:style-name="P1"><text:span text:style-name="Source_20_Text"><text:span text:style-name="T4">```bash</text:span></text:span></text:p>
      <text:p text:style-name="P1"><text:span text:style-name="Source_20_Text"><text:span text:style-name="T4">./start.sh</text:span></text:span></text:p>
      <text:p text:style-name="Text_20_body">This runs fresh research then starts both bots.</text:p>
      <text:p text:style-name="Horizontal_20_Line"/>
      <text:h text:style-name="Heading_20_3" text:outline-level="3">2. Individual Commands</text:h>
      <text:h text:style-name="Heading_20_4" text:outline-level="4">Research (Must run first)</text:h>
      <text:p text:style-name="Text_20_body">Bash</text:p>
      <text:p text:style-name="P1"><text:span text:style-name="Source_20_Text"><text:span text:style-name="T5"># Run research for stocks</text:span></text:span></text:p>
      <text:p text:style-name="P1"><text:span text:style-name="Source_20_Text"><text:span text:style-name="T2">python</text:span></text:span><text:span text:style-name="Source_20_Text"><text:span text:style-name="T4"> -m main --mode research --research_mode equity</text:span></text:span></text:p>
      <text:p text:style-name="P1"/>
      <text:p text:style-name="P1"><text:span text:style-name="Source_20_Text"><text:span text:style-name="T5"># Run research for crypto</text:span></text:span></text:p>
      <text:p text:style-name="P1"><text:span text:style-name="Source_20_Text"><text:span text:style-name="T2">python</text:span></text:span><text:span text:style-name="Source_20_Text"><text:span text:style-name="T4"> -m main --mode research --research_mode crypto</text:span></text:span></text:p>
      <text:h text:style-name="Heading_20_4" text:outline-level="4">Live Trading Bots</text:h>
      <text:p text:style-name="Text_20_body">Bash</text:p>
      <text:p text:style-name="P1"><text:span text:style-name="Source_20_Text"><text:span text:style-name="T5"># Crypto Bot (24/7)</text:span></text:span></text:p>
      <text:p text:style-name="P1"><text:span text:style-name="Source_20_Text"><text:span text:style-name="T2">python</text:span></text:span><text:span text:style-name="Source_20_Text"><text:span text:style-name="T4"> -m main --mode crypto</text:span></text:span></text:p>
      <text:p text:style-name="P1"/>
      <text:p text:style-name="P1"><text:soft-page-break/><text:span text:style-name="Source_20_Text"><text:span text:style-name="T5"># Equity Bot (Market hours only)</text:span></text:span></text:p>
      <text:p text:style-name="P1"><text:span text:style-name="Source_20_Text"><text:span text:style-name="T2">python</text:span></text:span><text:span text:style-name="Source_20_Text"><text:span text:style-name="T4"> -m main --mode equity</text:span></text:span></text:p>
      <text:p text:style-name="P1"/>
      <text:p text:style-name="P1"><text:span text:style-name="Source_20_Text"><text:span text:style-name="T5"># Both bots at the same time</text:span></text:span></text:p>
      <text:p text:style-name="P1"><text:span text:style-name="Source_20_Text"><text:span text:style-name="T2">python</text:span></text:span><text:span text:style-name="Source_20_Text"><text:span text:style-name="T4"> -m main --mode all</text:span></text:span></text:p>
      <text:h text:style-name="Heading_20_4" text:outline-level="4">Dashboard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main --mode dashboard</text:span></text:span></text:p>
      <text:p text:style-name="Horizontal_20_Line"/>
      <text:h text:style-name="Heading_20_2" text:outline-level="2">🔧 Other Useful Commands</text:h>
      <text:h text:style-name="Heading_20_3" text:outline-level="3">Manual Research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research.research_runner --research_mode equity</text:span></text:span></text:p>
      <text:p text:style-name="P1"><text:span text:style-name="Source_20_Text"><text:span text:style-name="T2">python</text:span></text:span><text:span text:style-name="Source_20_Text"><text:span text:style-name="T4"> -m research.research_runner --research_mode crypto</text:span></text:span></text:p>
      <text:h text:style-name="Heading_20_3" text:outline-level="3">Direct Bot Launch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live_trading.crypto_bot</text:span></text:span></text:p>
      <text:p text:style-name="P1"><text:span text:style-name="Source_20_Text"><text:span text:style-name="T2">python</text:span></text:span><text:span text:style-name="Source_20_Text"><text:span text:style-name="T4"> -m live_trading.equity_bot</text:span></text:span></text:p>
      <text:h text:style-name="Heading_20_3" text:outline-level="3">View Dashboard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dashboard.portfolio_dashboard</text:span></text:span></text:p>
      <text:h text:style-name="Heading_20_3" text:outline-level="3">Git Backup</text:h>
      <text:p text:style-name="Text_20_body">Bash</text:p>
      <text:p text:style-name="P1"><text:span text:style-name="Source_20_Text"><text:span text:style-name="T2">./gpush.sh</text:span></text:span></text:p>
      <text:p text:style-name="Horizontal_20_Line"/>
      <text:h text:style-name="Heading_20_2" text:outline-level="2">📁 Important Folders &amp; Files</text:h>
      <text:list xml:id="list2878246138" text:style-name="L1">
        <text:list-item>
          <text:p text:style-name="P3">config/ → Watchlists and settings </text:p>
        </text:list-item>
        <text:list-item>
          <text:p text:style-name="P3">outputs/reports/ → Backtest results + JSON summaries </text:p>
        </text:list-item>
        <text:list-item>
          <text:p text:style-name="P3">outputs/charts/ → All generated performance charts </text:p>
        </text:list-item>
        <text:list-item>
          <text:p text:style-name="P3">outputs/latest_best.json → Top tickers chosen by research (used by bots) </text:p>
        </text:list-item>
        <text:list-item>
          <text:p text:style-name="P3">outputs/portfolio_state.json → Your virtual portfolio state </text:p>
        </text:list-item>
        <text:list-item>
          <text:p text:style-name="P2"><text:soft-page-break/>outputs/trade_history.csv → Record of all virtual trades </text:p>
        </text:list-item>
      </text:list>
      <text:p text:style-name="Horizontal_20_Line"/>
      <text:h text:style-name="Heading_20_2" text:outline-level="2">🔄 Workflow (Recommended)</text:h>
      <text:list xml:id="list3041504712" text:style-name="L2">
        <text:list-item>
          <text:p text:style-name="P5">Run research (./start.sh or manual) </text:p>
        </text:list-item>
        <text:list-item>
          <text:p text:style-name="P5">Start the bots (python -m main --mode all) </text:p>
        </text:list-item>
        <text:list-item>
          <text:p text:style-name="P5">Check status anytime with dashboard </text:p>
        </text:list-item>
        <text:list-item>
          <text:p text:style-name="P4">Run ./gpush.sh to backup your work </text:p>
        </text:list-item>
      </text:list>
      <text:p text:style-name="Horizontal_20_Line"/>
      <text:h text:style-name="Heading_20_2" text:outline-level="2">⚙️ Configuration Files You Can Edit</text:h>
      <text:list xml:id="list978143085" text:style-name="L3">
        <text:list-item>
          <text:p text:style-name="P7">config/equity_watchlist.txt → Add/remove stock tickers </text:p>
        </text:list-item>
        <text:list-item>
          <text:p text:style-name="P7">config/crypto_watchlist.txt → Add/remove crypto tickers </text:p>
        </text:list-item>
        <text:list-item>
          <text:p text:style-name="P6">config/settings.py → Change risk, timeframes, etc. </text:p>
        </text:list-item>
      </text:list>
      <text:p text:style-name="Horizontal_20_Line"/>
      <text:h text:style-name="Heading_20_2" text:outline-level="2">🛑 Stopping Bots</text:h>
      <text:p text:style-name="Text_20_body">Just press Ctrl + C in the terminal where the bot is running.</text:p>
      <text:p text:style-name="Horizontal_20_Line"/>
      <text:p text:style-name="Text_20_body"><text:span text:style-name="Strong_20_Emphasis">Tip</text:span>: Run research at least once per day so the bots trade the strongest tickers.</text:p>
      <text:p text:style-name="Horizontal_20_Line"/>
      <text:p text:style-name="Text_20_body"><text:span text:style-name="Strong_20_Emphasis">Made with Grok</text:span> Last Updated: March 31, 2026</text:p>
      <text:p text:style-name="Text_20_body">EOF</text:p>
      <text:p text:style-name="Text_20_body">text</text:p>
      <text:p text:style-name="P1"><text:span text:style-name="Source_20_Text"><text:span text:style-name="T1">---</text:span></text:span></text:p>
      <text:p text:style-name="P1"/>
      <text:p text:style-name="P1"><text:span text:style-name="Source_20_Text"><text:span text:style-name="T1">### View the help file anytime:</text:span></text:span></text:p>
      <text:p text:style-name="P1"/>
      <text:p text:style-name="P1"><text:span text:style-name="Source_20_Text"><text:span text:style-name="T1">```bash</text:span></text:span></text:p>
      <text:p text:style-name="P1"><text:span text:style-name="Source_20_Text"><text:span text:style-name="T1">cd ~/spx_crypto_quant_lab</text:span></text:span></text:p>
      <text:p text:style-name="P1"><text:span text:style-name="Source_20_Text"><text:span text:style-name="T1">cat HELP.md</text:span></text:span></text:p>
      <text:p text:style-name="Text_20_body">Or open it in your editor:</text:p>
      <text:p text:style-name="Text_20_body">Bash</text:p>
      <text:p text:style-name="P1"><text:span text:style-name="Source_20_Text"><text:span text:style-name="T2">vi</text:span></text:span><text:span text:style-name="Source_20_Text"><text:span text:style-name="T4"> HELP.md</text:span>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1:47:13.322613857</meta:creation-date>
    <dc:date>2026-03-31T11:50:25.850490511</dc:date>
    <meta:editing-duration>PT3M14S</meta:editing-duration>
    <meta:editing-cycles>1</meta:editing-cycles>
    <meta:document-statistic meta:table-count="0" meta:image-count="0" meta:object-count="0" meta:page-count="4" meta:paragraph-count="76" meta:word-count="368" meta:character-count="2265" meta:non-whitespace-character-count="1984"/>
    <meta:generator>LibreOffice/7.3.7.2$Linux_X86_64 LibreOffice_project/30$Build-2</meta:generator>
  </office:meta>
</office:document-meta>
</file>